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D00000023AA394DB8FBE6BFA0.png" manifest:media-type="image/png"/>
  <manifest:file-entry manifest:full-path="Pictures/100002010000014E000000246C95890BB131F9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indent="1.251cm" style:auto-text-indent="false"/>
    </style:style>
    <style:style style:name="P11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text-indent="1.251cm" style:auto-text-indent="false"/>
      <style:text-properties fo:color="#000000" fo:font-size="14pt" officeooo:rsid="001a6cf7" officeooo:paragraph-rsid="001a6cf7" style:font-size-asian="14pt" style:font-size-complex="14pt"/>
    </style:style>
    <style:style style:name="P16" style:family="paragraph" style:parent-style-name="Standard">
      <style:paragraph-properties fo:margin-left="0cm" fo:margin-right="0cm" fo:text-indent="1.251cm" style:auto-text-indent="false"/>
      <style:text-properties officeooo:rsid="001a6cf7" officeooo:paragraph-rsid="001a6cf7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officeooo:paragraph-rsid="0017d4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a6cf7" officeooo:paragraph-rsid="001a6cf7"/>
    </style:style>
    <style:style style:name="P21" style:family="paragraph" style:parent-style-name="Text_20_body">
      <style:paragraph-properties fo:break-before="page"/>
      <style:text-properties officeooo:rsid="0017d465" officeooo:paragraph-rsid="0017d465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font-variant="normal" fo:text-transform="none" fo:color="#000000" fo:font-size="14pt" style:font-size-asian="14pt" style:font-size-complex="14pt"/>
    </style:style>
    <style:style style:name="T5" style:family="text">
      <style:text-properties fo:font-variant="normal" fo:text-transform="none" fo:color="#000000" fo:font-size="14pt" officeooo:rsid="001a6cf7" style:font-size-asian="14pt" style:font-size-complex="14pt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size="14pt" fo:language="en" fo:country="US" officeooo:rsid="0016dd65" style:font-size-asian="14pt"/>
    </style:style>
    <style:style style:name="T8" style:family="text">
      <style:text-properties fo:font-size="14pt" fo:language="en" fo:country="US" officeooo:rsid="001a6cf7" style:font-size-asian="14pt"/>
    </style:style>
    <style:style style:name="T9" style:family="text">
      <style:text-properties officeooo:rsid="0017d465"/>
    </style:style>
    <style:style style:name="T10" style:family="text">
      <style:text-properties officeooo:rsid="001a6c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9">Кафедра вычислительной техники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Book_20_Title"><text:span text:style-name="T1">отчет</text:span></text:span></text:p>
      <text:p text:style-name="P9">по лабораторной работе №<text:span text:style-name="T10">5</text:span></text:p>
      <text:p text:style-name="P9">по дисциплине «Программирование в среде Linux»</text:p>
      <text:p text:style-name="P2"><text:span text:style-name="Book_20_Title"><text:span text:style-name="T4">Тема: «</text:span></text:span><text:span text:style-name="Book_20_Title"><text:span text:style-name="T5">Обработка сигналов</text:span></text:span><text:span text:style-name="Book_20_Title"><text:span text:style-name="T4">»</text:span></text:span></text:p>
      <text:p text:style-name="P9"/>
      <text:p text:style-name="P6"/>
      <text:p text:style-name="P5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3"> </text:span><text:span text:style-name="T2">гр. </text:span><text:span text:style-name="T3">6307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8">Лазарев С. О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8">Разумовский Г. В.</text:p>
          </table:table-cell>
        </table:table-row>
      </table:table>
      <text:p text:style-name="P7"/>
      <text:p text:style-name="P7"/>
      <text:p text:style-name="P7">Санкт-Петербург</text:p>
      <text:p text:style-name="P7">2019</text:p>
      <text:p text:style-name="Standard"/>
      <text:p text:style-name="P1"/>
      <text:h text:style-name="P13" text:outline-level="1"><text:bookmark-start text:name="_Toc523849484"/><text:bookmark-start text:name="_Toc511736677"/>Ц<text:bookmark-end text:name="_Toc511736677"/>ЕЛЬ<text:bookmark-end text:name="_Toc523849484"/></text:h>
      <text:p text:style-name="P15">Знакомство с механизмом сигналов и способами их обработки.</text:p>
      <text:p text:style-name="P10"/>
      <text:h text:style-name="Heading_20_1" text:outline-level="1"><text:bookmark-start text:name="_Toc506283915"/><text:bookmark-start text:name="_Toc523849485"/>ЗАДАНИЕ<text:bookmark-end text:name="_Toc506283915"/><text:bookmark-end text:name="_Toc523849485"/></text:h>
      <text:p text:style-name="P11">Разработать программу, которая <text:span text:style-name="T10">реагирует на ошибки при выполнении операции деления и неверном использовании указателя (деление на ноль, нарушение защиты памяти). При обнаружении ошибки программа должна передать управление функции, которая выведет сообщение и завершит работу программы с кодом ошибки 1 или 2.</text:span></text:p>
      <text:p text:style-name="P11"/>
      <text:p text:style-name="P4"/>
      <text:h text:style-name="P13" text:outline-level="1"><text:bookmark-start text:name="_Toc523849486"/>Р<text:bookmark-end text:name="_Toc523849486"/>ЕЗУЛЬТАТ</text:h>
      <text:p text:style-name="P16">Нарушение защиты памяти</text:p>
      <text:p text:style-name="P16"><draw:frame draw:style-name="fr1" draw:name="Изображение1" text:anchor-type="paragraph" svg:width="8.837cm" svg:height="0.953cm" draw:z-index="0"><draw:image xlink:href="Pictures/100002010000014E000000246C95890BB131F9A1.png" xlink:type="simple" xlink:show="embed" xlink:actuate="onLoad" loext:mime-type="image/x-vclgraphic"/></draw:frame></text:p>
      <text:p text:style-name="P16"/>
      <text:p text:style-name="P16"/>
      <text:p text:style-name="P20"><text:tab/>Деление на ноль</text:p>
      <text:p text:style-name="P20"><draw:frame draw:style-name="fr1" draw:name="Изображение2" text:anchor-type="paragraph" svg:width="7.117cm" svg:height="0.926cm" draw:z-index="1"><draw:image xlink:href="Pictures/100002010000010D00000023AA394DB8FBE6BFA0.png" xlink:type="simple" xlink:show="embed" xlink:actuate="onLoad" loext:mime-type="image/x-vclgraphic"/></draw:frame></text:p>
      <text:h text:style-name="P13" text:outline-level="1"><text:bookmark-start text:name="_Toc5238494861"/>К<text:bookmark-end text:name="_Toc5238494861"/>ОД</text:h>
      <text:h text:style-name="Text_20_body" text:outline-level="3">main.cpp</text:h>
      <text:p text:style-name="P18">#include &lt;signal.h&gt;</text:p>
      <text:p text:style-name="P18">#include &lt;iostream&gt;</text:p>
      <text:p text:style-name="P18"/>
      <text:p text:style-name="P18">using namespace std;</text:p>
      <text:p text:style-name="P18"/>
      <text:p text:style-name="P18">void handler_sigsegv(int signum){</text:p>
      <text:p text:style-name="P18"><text:s text:c="4"/>printf("SIGSEGV(11) error (Нарушение защиты памяти)");</text:p>
      <text:p text:style-name="P18"><text:s text:c="4"/>signal(signum,SIG_DFL);</text:p>
      <text:p text:style-name="P18"><text:s text:c="4"/>exit(1);</text:p>
      <text:p text:style-name="P18">}</text:p>
      <text:p text:style-name="P18"/>
      <text:p text:style-name="P18">void handler_sigfpe(int signum){</text:p>
      <text:p text:style-name="P18"><text:s text:c="4"/>printf("SIGFPE(8) error (Деление на ноль)");</text:p>
      <text:p text:style-name="P18"><text:s text:c="4"/>signal(signum,SIG_DFL);</text:p>
      <text:p text:style-name="P18"><text:s text:c="4"/>exit(2);</text:p>
      <text:p text:style-name="P18">}</text:p>
      <text:p text:style-name="P18"/>
      <text:p text:style-name="P18">void fail_sigsegv(){</text:p>
      <text:p text:style-name="P18"><text:s text:c="4"/>int* ptr = 0x00000000;</text:p>
      <text:p text:style-name="P18"><text:s text:c="4"/>*ptr = 10;</text:p>
      <text:p text:style-name="P18">}</text:p>
      <text:p text:style-name="P18"/>
      <text:p text:style-name="P18">void fail_sigfpe(){</text:p>
      <text:p text:style-name="P18"><text:s text:c="4"/>int x;</text:p>
      <text:p text:style-name="P18"><text:s text:c="4"/>x = 1/0;</text:p>
      <text:p text:style-name="P18">}</text:p>
      <text:p text:style-name="P18"/>
      <text:p text:style-name="P18">int main(){</text:p>
      <text:p text:style-name="P18"><text:s text:c="4"/>signal(SIGSEGV, handler_sigsegv);</text:p>
      <text:p text:style-name="P18"><text:s text:c="4"/>signal(SIGFPE,handler_sigfpe);</text:p>
      <text:p text:style-name="P18"/>
      <text:p text:style-name="P18"><text:s text:c="4"/>int code;</text:p>
      <text:p text:style-name="P18"><text:s text:c="4"/>cout &lt;&lt; "Код(8 - SIGFPE, 11 - SIGSEGV): ";</text:p>
      <text:p text:style-name="P18"><text:s text:c="4"/>cin &gt;&gt; code;</text:p>
      <text:p text:style-name="P18"><text:s text:c="4"/>switch(code){</text:p>
      <text:p text:style-name="P18"><text:s text:c="8"/>case 8: fail_sigfpe(); break;</text:p>
      <text:p text:style-name="P18"><text:s text:c="8"/>case 11: fail_sigsegv(); break;</text:p>
      <text:p text:style-name="P18"><text:s text:c="8"/>default: cout &lt;&lt; "(((\n"; break;</text:p>
      <text:p text:style-name="P18"><text:s text:c="4"/>}</text:p>
      <text:p text:style-name="P18"><text:s text:c="4"/>return 0;</text:p>
      <text:p text:style-name="P18">}</text:p>
      <text:h text:style-name="P13" text:outline-level="1"><text:bookmark-start text:name="_Toc506283919"/><text:bookmark-start text:name="_Toc523849496"/>ВЫВОДЫ<text:bookmark-end text:name="_Toc506283919"/><text:bookmark-end text:name="_Toc523849496"/></text:h>
      <text:p text:style-name="P10"><text:span text:style-name="T6">Получил опыт работы с </text:span><text:span text:style-name="T8">механизмом сигналов и способами их обработки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7.144cm"/>
          <style:tab-stop style:position="8.5cm" style:type="center"/>
        </style:tab-stops>
      </style:paragraph-properties>
      <style:text-properties fo:color="#000000" fo:font-size="16pt" fo:font-weight="bold" style:font-size-asian="16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Contents_20_1" style:auto-update="true" style:default-outline-level="4" style:list-style-name="" style:class="text">
      <style:paragraph-properties fo:margin-top="0.423cm" fo:margin-bottom="0.106cm" loext:contextual-spacing="false" fo:text-align="center" style:justify-single-word="false" fo:keep-with-next="always"/>
      <style:text-properties fo:color="#000000" fo:font-size="16pt" fo:font-weight="bold" style:font-size-asian="16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line-height="150%">
        <style:tab-stops>
          <style:tab-stop style:position="16.98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use-window-font-color="true" style:font-name="Arial" fo:font-family="Arial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auto-update="true" style:default-outline-level="">
      <style:paragraph-properties fo:margin-top="0.635cm" fo:margin-bottom="0.423cm" loext:contextual-spacing="false" fo:line-height="108%" fo:keep-together="always"/>
      <style:text-properties style:font-size-complex="16pt"/>
    </style:style>
    <style:style style:name="blocklist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ypenamelabel" style:family="text" style:parent-style-name="Default_20_Paragraph_20_Font"/>
    <style:style style:name="simpletaglabe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embernamelink" style:family="text" style:parent-style-name="Default_20_Paragraph_20_Font"/>
    <style:style style:name="activetabletab" style:family="text" style:parent-style-name="Default_20_Paragraph_20_Font"/>
    <style:style style:name="tabletab" style:family="text" style:parent-style-name="Default_20_Paragraph_20_Font"/>
    <style:style style:name="paramlabel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size="10.5pt" style:font-size-asian="10.5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.5pt" style:font-size-asian="10.5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Arial" fo:font-family="Arial" style:font-family-generic="roman" style:font-pitch="variable" fo:font-size="10.5pt" style:font-size-asian="10.5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.5pt" style:font-size-asian="10.5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="Arial" fo:font-family="Arial" style:font-family-generic="roman" style:font-pitch="variable" fo:font-size="10.5pt" style:font-size-asian="10.5pt"/>
    </style:style>
    <style:style style:name="ListLabel_20_54" style:display-name="ListLabel 54" style:family="text">
      <style:text-properties style:font-name="Arial" fo:font-family="Arial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4a6782" style:font-name="Courier New" fo:font-family="'Courier New'" style:font-family-generic="roman" style:font-pitch="variable" fo:font-size="10.5pt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ListLabel_20_63" style:display-name="ListLabel 63" style:family="text">
      <style:text-properties fo:color="#ffffff" fo:background-color="#4d7a97"/>
    </style:style>
    <style:style style:name="ListLabel_20_64" style:display-name="ListLabel 64" style:family="text">
      <style:text-properties fo:color="#4a6782" style:font-name="Courier New" fo:font-family="'Courier New'" style:font-family-generic="roman" style:font-pitch="variable" fo:font-size="10.5pt" fo:language="en" fo:country="US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="Symbol" fo:font-family="Symbol" style:font-family-generic="roman" style:font-pitch="variable" style:font-name-complex="Arial1" style:font-family-complex="Arial" style:font-family-generic-complex="system" style:font-pitch-complex="variable" style:font-style-complex="italic"/>
    </style:style>
    <style:style style:name="ListLabel_20_69" style:display-name="ListLabel 69" style:family="text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70" style:display-name="ListLabel 70" style:family="text">
      <style:text-properties style:font-name="Symbol" fo:font-family="Symbo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01:00</meta:creation-date>
    <meta:initial-creator>Евгений Белоусов</meta:initial-creator>
    <dc:language>ru-RU</dc:language>
    <meta:print-date>2015-07-17T09:06:00</meta:print-date>
    <dc:date>2019-09-13T22:02:54.417204921</dc:date>
    <meta:editing-cycles>31</meta:editing-cycles>
    <dc:title>ПРОЕКТ ЛЭТИ</dc:title>
    <meta:editing-duration>PT2H59M11S</meta:editing-duration>
    <meta:generator>LibreOffice/6.0.7.3$Linux_X86_64 LibreOffice_project/00m0$Build-3</meta:generator>
    <meta:document-statistic meta:table-count="1" meta:image-count="2" meta:object-count="0" meta:page-count="5" meta:paragraph-count="60" meta:word-count="195" meta:character-count="1556" meta:non-whitespace-character-count="1324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